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b9a7" officeooo:paragraph-rsid="0000b9a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0613b4" officeooo:paragraph-rsid="000613b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normal" officeooo:rsid="0000b9a7" officeooo:paragraph-rsid="0000b9a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03cf18" officeooo:paragraph-rsid="0006c14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6c147" officeooo:paragraph-rsid="0006c14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05434f" officeooo:paragraph-rsid="0005434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05434f" officeooo:paragraph-rsid="0006c14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0613b4" officeooo:paragraph-rsid="000613b4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07b245" officeooo:paragraph-rsid="0007b245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07b245" officeooo:paragraph-rsid="0008968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08968d" officeooo:paragraph-rsid="0008968d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0b9a7"/>
    </style:style>
    <style:style style:name="P13" style:family="paragraph" style:parent-style-name="Standard">
      <style:text-properties officeooo:paragraph-rsid="0002ad6d"/>
    </style:style>
    <style:style style:name="P14" style:family="paragraph" style:parent-style-name="Standard">
      <style:text-properties officeooo:rsid="0002ad6d" officeooo:paragraph-rsid="0002ad6d"/>
    </style:style>
    <style:style style:name="P15" style:family="paragraph" style:parent-style-name="Standard">
      <style:text-properties officeooo:rsid="0003cf18" officeooo:paragraph-rsid="0003cf18"/>
    </style:style>
    <style:style style:name="P16" style:family="paragraph" style:parent-style-name="Standard">
      <style:text-properties officeooo:paragraph-rsid="0003cf18"/>
    </style:style>
    <style:style style:name="P17" style:family="paragraph" style:parent-style-name="Standard">
      <style:text-properties officeooo:rsid="0005434f" officeooo:paragraph-rsid="0005434f"/>
    </style:style>
    <style:style style:name="P18" style:family="paragraph" style:parent-style-name="Standard">
      <style:text-properties officeooo:paragraph-rsid="0005434f"/>
    </style:style>
    <style:style style:name="P19" style:family="paragraph" style:parent-style-name="Standard">
      <style:text-properties officeooo:rsid="000613b4" officeooo:paragraph-rsid="000613b4"/>
    </style:style>
    <style:style style:name="P20" style:family="paragraph" style:parent-style-name="Standard">
      <style:text-properties officeooo:paragraph-rsid="000613b4"/>
    </style:style>
    <style:style style:name="P21" style:family="paragraph" style:parent-style-name="Standard">
      <style:text-properties officeooo:paragraph-rsid="0006c147"/>
    </style:style>
    <style:style style:name="P22" style:family="paragraph" style:parent-style-name="Standard">
      <style:text-properties officeooo:rsid="0006c147" officeooo:paragraph-rsid="0006c147"/>
    </style:style>
    <style:style style:name="P23" style:family="paragraph" style:parent-style-name="Standard">
      <style:text-properties officeooo:paragraph-rsid="0008968d"/>
    </style:style>
    <style:style style:name="P24" style:family="paragraph" style:parent-style-name="Standard">
      <style:text-properties style:font-name="Times New Roman" fo:font-size="12pt" fo:font-weight="normal" officeooo:rsid="0008968d" officeooo:paragraph-rsid="0008968d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07b245" officeooo:paragraph-rsid="0007b245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0be268" officeooo:paragraph-rsid="000be268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font-weight="normal" officeooo:rsid="0006c147" officeooo:paragraph-rsid="0006c14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 officeooo:rsid="0006c147" officeooo:paragraph-rsid="000be268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05434f" officeooo:paragraph-rsid="0005434f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05434f" officeooo:paragraph-rsid="000c578c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" fo:font-size="12pt" fo:font-weight="normal" officeooo:rsid="000c578c" officeooo:paragraph-rsid="000c578c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Times New Roman" fo:font-size="12pt" fo:font-weight="normal" officeooo:rsid="000613b4" officeooo:paragraph-rsid="0005434f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0c578c" officeooo:paragraph-rsid="000c578c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0be268"/>
    </style:style>
    <style:style style:name="P35" style:family="paragraph" style:parent-style-name="Standard">
      <style:text-properties officeooo:rsid="0003cf18" officeooo:paragraph-rsid="000be268"/>
    </style:style>
    <style:style style:name="P36" style:family="paragraph" style:parent-style-name="Standard">
      <style:text-properties officeooo:rsid="0003cf18" officeooo:paragraph-rsid="000c578c"/>
    </style:style>
    <style:style style:name="P37" style:family="paragraph" style:parent-style-name="Standard">
      <style:text-properties officeooo:rsid="000be268" officeooo:paragraph-rsid="000be268"/>
    </style:style>
    <style:style style:name="P38" style:family="paragraph" style:parent-style-name="Standard">
      <style:text-properties fo:font-size="12pt" fo:font-weight="normal" officeooo:rsid="000c578c" officeooo:paragraph-rsid="000c578c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06c147"/>
    </style:style>
    <style:style style:name="P40" style:family="paragraph" style:parent-style-name="Standard">
      <style:text-properties officeooo:paragraph-rsid="000c578c"/>
    </style:style>
    <style:style style:name="P41" style:family="paragraph" style:parent-style-name="Standard">
      <style:text-properties officeooo:rsid="000c578c" officeooo:paragraph-rsid="000c578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officeooo:rsid="0000b9a7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0613b4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06c14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08968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af79a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0be26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0c578c" style:font-size-asian="14pt" style:font-weight-asian="bold" style:font-size-complex="14pt" style:font-weight-complex="bold"/>
    </style:style>
    <style:style style:name="T9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00b9a7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02ad6d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03cf18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05434f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07b245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08968d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0af79a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0be268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0c578c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bold" officeooo:rsid="0000b9a7" style:font-size-asian="10.5pt" style:font-weight-asian="bold" style:font-size-complex="12pt" style:font-weight-complex="bold"/>
    </style:style>
    <style:style style:name="T20" style:family="text">
      <style:text-properties style:font-name="Times New Roman" officeooo:rsid="000c578c"/>
    </style:style>
    <style:style style:name="T21" style:family="text">
      <style:text-properties style:font-name="Times New Roman" officeooo:rsid="0005434f" style:font-size-asian="10.5pt"/>
    </style:style>
    <style:style style:name="T22" style:family="text">
      <style:text-properties officeooo:rsid="0006c147"/>
    </style:style>
    <style:style style:name="T23" style:family="text">
      <style:text-properties fo:font-size="14pt" fo:font-weight="bold" officeooo:rsid="0000b9a7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0613b4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08968d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0be268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0c578c" style:font-size-asian="14pt" style:font-weight-asian="bold" style:font-size-complex="14pt" style:font-weight-complex="bold"/>
    </style:style>
    <style:style style:name="T28" style:family="text">
      <style:text-properties officeooo:rsid="000be268"/>
    </style:style>
    <style:style style:name="T29" style:family="text">
      <style:text-properties officeooo:rsid="000c57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emprunt : </text:p>
      <text:p text:style-name="P1"/>
      <text:p text:style-name="P13"><text:span text:style-name="T10">1 –</text:span><text:span text:style-name="T19"> </text:span><text:span text:style-name="T11">Affiche la page d’accueil de la médiathèque</text:span></text:p>
      <text:p text:style-name="P15"><text:span text:style-name="T11">2 – </text:span><text:span text:style-name="T9">Le système demande une authentification</text:span></text:p>
      <text:p text:style-name="P14"><text:span text:style-name="T12">3</text:span><text:span text:style-name="T11"> –</text:span><text:span text:style-name="T9"> L’acteur doit renseigner ses identifiants</text:span></text:p>
      <text:p text:style-name="P12"><text:span text:style-name="T10">4 – L’</text:span><text:span text:style-name="T12">acteur doit cliquer sur valider ou appuyer sur “entrer”</text:span></text:p>
      <text:p text:style-name="P12"><text:span text:style-name="T12">5</text:span><text:span text:style-name="T10"> – L</text:span><text:span text:style-name="T12">e système affiche une page avec les différentes tâches possibles</text:span></text:p>
      <text:p text:style-name="P16"><text:span text:style-name="T12">6 – L’a</text:span><text:span text:style-name="T13">cteur </text:span><text:span text:style-name="T12">doit cliquer sur l’onglet “Emprunt”</text:span></text:p>
      <text:p text:style-name="P6">7 – Le système affiche une page d’authentification de l’abonné</text:p>
      <text:p text:style-name="P6">8 – L’acteur authentifie l’abonné par un scan de la carte </text:p>
      <text:p text:style-name="P31">9 – Le système affiche la fiche client </text:p>
      <text:p text:style-name="P15"><text:span text:style-name="T18">10</text:span><text:span text:style-name="T9"> – Le système affiche une page permettant de réaliser un emprunt</text:span></text:p>
      <text:p text:style-name="P16"><text:span text:style-name="T13">1</text:span><text:span text:style-name="T18">1</text:span><text:span text:style-name="T12"> – L’a</text:span><text:span text:style-name="T13">cteur</text:span><text:span text:style-name="T12"> rentre la référence </text:span></text:p>
      <text:p text:style-name="P15"><text:span text:style-name="T13">1</text:span><text:span text:style-name="T18">2</text:span><text:span text:style-name="T9"> – Le système affiche toutes les indications du </text:span><text:span text:style-name="T16">produit</text:span></text:p>
      <text:p text:style-name="P16"><text:span text:style-name="T12">1</text:span><text:span text:style-name="T18">3</text:span><text:span text:style-name="T12"> – L’utilisateur clique sur “valider” pour réaliser l’emprunt</text:span></text:p>
      <text:p text:style-name="P16"><text:span text:style-name="T12">1</text:span><text:span text:style-name="T18">4</text:span><text:span text:style-name="T12"> – Le système affiche que l’emprunt a été réalisé</text:span></text:p>
      <text:p text:style-name="P16"><text:span text:style-name="T12">1</text:span><text:span text:style-name="T18">5</text:span><text:span text:style-name="T12"> – Le système g</text:span><text:span text:style-name="T13">énére</text:span><text:span text:style-name="T12"> un e-mail contenant toutes les informations de l’emprunt</text:span></text:p>
      <text:p text:style-name="P17"><text:span text:style-name="T12">1</text:span><text:span text:style-name="T18">6</text:span><text:span text:style-name="T9"> – L’acteur clique sur ‘retour’ pour retourner à l’accueil</text:span></text:p>
      <text:p text:style-name="P18"><text:span text:style-name="T12">1</text:span><text:span text:style-name="T18">7</text:span><text:span text:style-name="T13"> – Le système affiche la page d’accueil </text:span></text:p>
      <text:p text:style-name="P32"/>
      <text:p text:style-name="P20"><text:span text:style-name="T2">Scénario A</text:span><text:span text:style-name="T3">lternatif 1</text:span><text:span text:style-name="T2"> : </text:span><text:span text:style-name="T3">Authentification Impossible</text:span></text:p>
      <text:p text:style-name="P2"/>
      <text:p text:style-name="P19"><text:span text:style-name="T12">1 – </text:span><text:span text:style-name="T9">Le système affiche une erreur</text:span></text:p>
      <text:p text:style-name="P8">2 – L’acteur réessaye</text:p>
      <text:p text:style-name="P8">3 – Nouvelle demande d’authentification</text:p>
      <text:p text:style-name="P8"/>
      <text:p text:style-name="P20"><text:span text:style-name="T2">Scénario A</text:span><text:span text:style-name="T3">lternatif 2</text:span><text:span text:style-name="T2"> : </text:span><text:span text:style-name="T3">L’utilisateur n’a pas de compte</text:span></text:p>
      <text:p text:style-name="P3"/>
      <text:p text:style-name="P4"><text:span text:style-name="T22">1 – </text:span>Le système demande une authentification</text:p>
      <text:p text:style-name="P5">2 – Le lecteur n’a pas de compte abonné</text:p>
      <text:p text:style-name="P5">3 – L’acteur clique sur “Nouvelle Inscription”</text:p>
      <text:p text:style-name="P5">4 – Le système affiche la page d’inscription</text:p>
      <text:p text:style-name="P5">5 – L’acteur rempli le formulaire d’inscription</text:p>
      <text:p text:style-name="P5">6 – L’acteur clique sur “valider”</text:p>
      <text:p text:style-name="P5">7 – Le système affiche un résumé des informations rentrées</text:p>
      <text:p text:style-name="P5">8 – L’acteur clique sur “Ok”</text:p>
      <text:p text:style-name="P5">9 – Le système indique la fiche de l’abonnée</text:p>
      <text:p text:style-name="P5"/>
      <text:p text:style-name="P28"><text:span text:style-name="T23">Scénario A</text:span><text:span text:style-name="T24">lternatif </text:span><text:span text:style-name="T26">3 </text:span><text:span text:style-name="T23">: </text:span><text:span text:style-name="T24">L’utilisateu</text:span><text:span text:style-name="T26">r souhaite modifier ses informations </text:span></text:p>
      <text:p text:style-name="P28"><text:span text:style-name="T27"/></text:p>
      <text:p text:style-name="P33">1<text:span text:style-name="T28">– Le système affiche la fiche client</text:span></text:p>
      <text:p text:style-name="P33">2 – L’acteur modifie les coordonnées</text:p>
      <text:p text:style-name="P33">3 – Le système affiche un récapitulatif des informations changées</text:p>
      <text:p text:style-name="P33">3 – L’acteur valide la modification</text:p>
      <text:p text:style-name="P33">4 – Le système retourne sur la fiche client</text:p>
      <text:p text:style-name="P28"><text:span text:style-name="T24"/></text:p>
      <text:p text:style-name="P40"><text:span text:style-name="T2"/></text:p>
      <text:p text:style-name="P40"><text:soft-page-break/><text:span text:style-name="T2">Scénario A</text:span><text:span text:style-name="T3">lternatif </text:span><text:span text:style-name="T8">4</text:span><text:span text:style-name="T2"> : </text:span><text:span text:style-name="T4">L</text:span><text:span text:style-name="T8">a carte de l’abonné est endommagé</text:span></text:p>
      <text:p text:style-name="P30"><text:span text:style-name="T29">1</text:span> – L’acteur authentifie l’abonné par un scan de la carte</text:p>
      <text:p text:style-name="P31">2 – Le système n’affiche rien</text:p>
      <text:p text:style-name="P31">3 – L’acteur rentre l’identifiant de l’abonné manuellement</text:p>
      <text:p text:style-name="P38"><text:span text:style-name="T21"/></text:p>
      <text:p text:style-name="P40"><text:span text:style-name="T2"/></text:p>
      <text:p text:style-name="P40"><text:span text:style-name="T2">Scénario A</text:span><text:span text:style-name="T3">lternatif </text:span><text:span text:style-name="T8">5</text:span><text:span text:style-name="T2"> : </text:span><text:span text:style-name="T4">L’</text:span><text:span text:style-name="T8">abonné souhaite annuler l’emprunt</text:span></text:p>
      <text:p text:style-name="P36"><text:span text:style-name="T13">1</text:span><text:span text:style-name="T10"> – Le système affiche toutes les indications du </text:span><text:span text:style-name="T16">produit</text:span></text:p>
      <text:p text:style-name="P41"><text:span text:style-name="T16">2 – </text:span><text:span text:style-name="T9">L’abonné demande une annulation</text:span></text:p>
      <text:p text:style-name="P41"><text:span text:style-name="T9">3 – L’acteur clique sur “annuler”</text:span></text:p>
      <text:p text:style-name="P41"><text:span text:style-name="T9">4 – Le système demande la confirmation </text:span></text:p>
      <text:p text:style-name="P41"><text:span text:style-name="T9">5 – L’acteur valide l’annulation</text:span></text:p>
      <text:p text:style-name="P41"><text:span text:style-name="T9">6 – L’emprunt est annulé</text:span></text:p>
      <text:p text:style-name="P21"><text:span text:style-name="T2"/></text:p>
      <text:p text:style-name="P21"><text:span text:style-name="T2">Scénario A</text:span><text:span text:style-name="T3">lternatif </text:span><text:span text:style-name="T8">6</text:span><text:span text:style-name="T2"> : </text:span><text:span text:style-name="T4">Echec du scan d</text:span><text:span text:style-name="T6">u produit</text:span></text:p>
      <text:p text:style-name="P7"/>
      <text:p text:style-name="P21"><text:span text:style-name="T13">1 </text:span><text:span text:style-name="T12">– L’a</text:span><text:span text:style-name="T13">cteur</text:span><text:span text:style-name="T12"> rentre la référence</text:span></text:p>
      <text:p text:style-name="P22"><text:span text:style-name="T12">2 – </text:span><text:span text:style-name="T9">Le système indique qu’il y’a une erreur</text:span></text:p>
      <text:p text:style-name="P5">3 – L’acteur clique sur “Ok”</text:p>
      <text:p text:style-name="P22"><text:span text:style-name="T9">4 – L’acteur r</text:span><text:span text:style-name="T14">entre la référence à la main</text:span></text:p>
      <text:p text:style-name="P9">5 – Le système affiche une page permettant de réaliser un emprunt </text:p>
      <text:p text:style-name="P9"/>
      <text:p text:style-name="P10"><text:span text:style-name="T23">Scénario A</text:span><text:span text:style-name="T24">lternatif </text:span><text:span text:style-name="T27">7</text:span><text:span text:style-name="T25"> </text:span><text:span text:style-name="T23">: </text:span><text:span text:style-name="T25">L’utilisateur ne peut plus emprunter</text:span></text:p>
      <text:p text:style-name="P23"><text:span text:style-name="T12">1 – L’</text:span><text:span text:style-name="T15">acteur</text:span><text:span text:style-name="T12"> clique sur “valider” pour réaliser l’emprunt</text:span></text:p>
      <text:p text:style-name="P11">2 – Le système affiche que l’utilisateur ne peut plus emprunter</text:p>
      <text:p text:style-name="P11">3 – L’acteur clique sur suivant </text:p>
      <text:p text:style-name="P11">4 – Le système retourne sur la page d’accueil</text:p>
      <text:p text:style-name="P11"/>
      <text:p text:style-name="P34"><text:span text:style-name="T2">Scénario A</text:span><text:span text:style-name="T3">lternatif <text:s/></text:span><text:span text:style-name="T8">8 </text:span><text:span text:style-name="T2">: </text:span><text:span text:style-name="T5">E</text:span><text:span text:style-name="T7">mprunt d’un CD</text:span></text:p>
      <text:p text:style-name="P35"><text:span text:style-name="T13">1</text:span><text:span text:style-name="T17"> – Le système affiche toutes les indications du </text:span><text:span text:style-name="T16">produit</text:span></text:p>
      <text:p text:style-name="P37"><text:span text:style-name="T16">2 – </text:span><text:span text:style-name="T9">Le système demande une caution </text:span></text:p>
      <text:p text:style-name="P37"><text:span text:style-name="T9">3 – L’abonné règle la caution</text:span></text:p>
      <text:p text:style-name="P37"><text:span text:style-name="T9">4 – L’emprunt est enregistré</text:span></text:p>
      <text:p text:style-name="P37"><text:span text:style-name="T9"/></text:p>
      <text:p text:style-name="P34"><text:span text:style-name="T2">Scénario A</text:span><text:span text:style-name="T3">lternatif <text:s/></text:span><text:span text:style-name="T8">9</text:span><text:span text:style-name="T7"> </text:span><text:span text:style-name="T2">: </text:span><text:span text:style-name="T5">E</text:span><text:span text:style-name="T7">mprunt d’un microfilm</text:span></text:p>
      <text:p text:style-name="P35"><text:span text:style-name="T13">1</text:span><text:span text:style-name="T17"> – Le système affiche toutes les indications du </text:span><text:span text:style-name="T16">produit</text:span></text:p>
      <text:p text:style-name="P37"><text:span text:style-name="T16">2 – </text:span><text:span text:style-name="T9">Vérification si un écran est disponible</text:span></text:p>
      <text:p text:style-name="P37"><text:span text:style-name="T9">3</text:span><text:span text:style-name="T16"> – </text:span><text:span text:style-name="T9">Le système demande une caution </text:span></text:p>
      <text:p text:style-name="P37"><text:span text:style-name="T9">4 – L’abonné règle la caution</text:span></text:p>
      <text:p text:style-name="P26">5 – L’emprunt est enregistré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01T15:16:10.302000000</dc:date>
    <meta:editing-duration>PT39M58S</meta:editing-duration>
    <meta:editing-cycles>3</meta:editing-cycles>
    <meta:document-statistic meta:table-count="0" meta:image-count="0" meta:object-count="0" meta:page-count="2" meta:paragraph-count="71" meta:word-count="506" meta:character-count="3235" meta:non-whitespace-character-count="2727"/>
  </office:meta>
</office:document-meta>
</file>